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top="0in" fo:margin-bottom="0.0972in" style:contextual-spacing="false" fo:line-height="115%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Standard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10" style:family="paragraph" style:parent-style-name="Standard">
      <style:text-properties fo:color="#ff0000" loext:opacity="100%" officeooo:rsid="002cc1c0" officeooo:paragraph-rsid="0037c661"/>
    </style:style>
    <style:style style:name="P11" style:family="paragraph" style:parent-style-name="Standard">
      <style:text-properties fo:color="#ff0000" loext:opacity="100%" officeooo:rsid="00258078" officeooo:paragraph-rsid="0037c661"/>
    </style:style>
    <style:style style:name="P12" style:family="paragraph" style:parent-style-name="Text_20_body">
      <style:text-properties fo:color="#ff0000" loext:opacity="100%" officeooo:rsid="002cc1c0" officeooo:paragraph-rsid="0037c661"/>
    </style:style>
    <style:style style:name="P13" style:family="paragraph" style:parent-style-name="Standard">
      <style:text-properties fo:color="#ff0000" loext:opacity="100%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39682c" officeooo:paragraph-rsid="0039682c" style:font-weight-asian="bold" style:font-weight-complex="bold"/>
    </style:style>
    <style:style style:name="P15" style:family="paragraph" style:parent-style-name="Standard">
      <style:text-properties fo:font-weight="bold" officeooo:rsid="0034a661" officeooo:paragraph-rsid="0034a661" style:font-weight-asian="bold" style:font-weight-complex="bold"/>
    </style:style>
    <style:style style:name="P16" style:family="paragraph" style:parent-style-name="Standard">
      <style:text-properties officeooo:rsid="0034a661" officeooo:paragraph-rsid="0034a661"/>
    </style:style>
    <style:style style:name="P17" style:family="paragraph" style:parent-style-name="Standard">
      <style:text-properties fo:color="#ff0000" loext:opacity="100%" fo:font-weight="bold" officeooo:paragraph-rsid="0025e647" style:font-weight-asian="bold" style:font-weight-complex="bold"/>
    </style:style>
    <style:style style:name="P18" style:family="paragraph" style:parent-style-name="Standard">
      <style:text-properties officeooo:paragraph-rsid="0025e647"/>
    </style:style>
    <style:style style:name="P19" style:family="paragraph" style:parent-style-name="Standard">
      <style:text-properties fo:font-weight="bold" style:font-weight-asian="bold" style:font-weight-complex="bold"/>
    </style:style>
    <style:style style:name="P20" style:family="paragraph" style:parent-style-name="Standard" style:list-style-name="L8"/>
    <style:style style:name="P21" style:family="paragraph" style:parent-style-name="Standard">
      <style:text-properties fo:color="#ff0000" loext:opacity="100%" fo:font-weight="bold" style:font-weight-asian="bold" style:font-weight-complex="bold"/>
    </style:style>
    <style:style style:name="P22" style:family="paragraph" style:parent-style-name="Text_20_body">
      <style:text-properties fo:font-style="italic" officeooo:paragraph-rsid="0026011a" style:font-style-asian="italic" style:font-style-complex="italic"/>
    </style:style>
    <style:style style:name="P23" style:family="paragraph" style:parent-style-name="Heading_20_3">
      <style:text-properties fo:font-weight="bold" style:font-weight-asian="bold" style:font-weight-complex="bold"/>
    </style:style>
    <style:style style:name="P24" style:family="paragraph" style:parent-style-name="Text_20_body">
      <style:text-properties fo:font-weight="bold" style:font-weight-asian="bold" style:font-weight-complex="bold"/>
    </style:style>
    <style:style style:name="P25" style:family="paragraph" style:parent-style-name="Text_20_body" style:list-style-name="L9">
      <style:text-properties fo:font-weight="bold" style:font-weight-asian="bold" style:font-weight-complex="bold"/>
    </style:style>
    <style:style style:name="P26" style:family="paragraph" style:parent-style-name="Standard">
      <style:text-properties fo:font-weight="bold" officeooo:rsid="00226db2" officeooo:paragraph-rsid="00226db2" style:font-weight-asian="bold" style:font-weight-complex="bold"/>
    </style:style>
    <style:style style:name="P27" style:family="paragraph" style:parent-style-name="Preformatted_20_Text">
      <style:text-properties fo:color="#ff0000" loext:opacity="100%" fo:font-weight="bold" officeooo:rsid="00226db2" officeooo:paragraph-rsid="00226db2" style:font-weight-asian="bold" style:font-weight-complex="bold"/>
    </style:style>
    <style:style style:name="P28" style:family="paragraph" style:parent-style-name="Standard">
      <style:text-properties fo:color="#ff0000" loext:opacity="100%" fo:font-weight="bold" officeooo:rsid="00226db2" officeooo:paragraph-rsid="00226db2" style:font-weight-asian="bold" style:font-weight-complex="bold"/>
    </style:style>
    <style:style style:name="P29" style:family="paragraph" style:parent-style-name="Standard">
      <style:text-properties fo:font-weight="bold" officeooo:rsid="0023f63c" officeooo:paragraph-rsid="0023f63c" style:font-weight-asian="bold" style:font-weight-complex="bold"/>
    </style:style>
    <style:style style:name="P30" style:family="paragraph" style:parent-style-name="Standard">
      <style:text-properties fo:font-weight="normal" officeooo:rsid="0023f63c" officeooo:paragraph-rsid="0023f63c" style:font-weight-asian="normal" style:font-weight-complex="normal"/>
    </style:style>
    <style:style style:name="P31" style:family="paragraph" style:parent-style-name="Standard">
      <style:text-properties fo:font-weight="normal" officeooo:rsid="00226db2" officeooo:paragraph-rsid="00226db2" style:font-weight-asian="normal" style:font-weight-complex="normal"/>
    </style:style>
    <style:style style:name="P32" style:family="paragraph" style:parent-style-name="Preformatted_20_Text">
      <style:text-properties fo:color="#ff0000" loext:opacity="100%" fo:font-weight="normal" officeooo:rsid="0023f63c" officeooo:paragraph-rsid="00248358" style:font-weight-asian="normal" style:font-weight-complex="normal"/>
    </style:style>
    <style:style style:name="P33" style:family="paragraph" style:parent-style-name="Preformatted_20_Text">
      <style:text-properties fo:color="#000000" loext:opacity="100%" fo:font-weight="normal" officeooo:rsid="0023f63c" officeooo:paragraph-rsid="00248358" style:font-weight-asian="normal" style:font-weight-complex="normal"/>
    </style:style>
    <style:style style:name="P34" style:family="paragraph" style:parent-style-name="Text_20_body">
      <style:text-properties fo:font-weight="normal" officeooo:rsid="0023f63c" officeooo:paragraph-rsid="0023f63c" style:font-weight-asian="normal" style:font-weight-complex="normal"/>
    </style:style>
    <style:style style:name="P35" style:family="paragraph" style:parent-style-name="Standard">
      <style:text-properties fo:color="#ff0000" loext:opacity="100%" fo:font-weight="normal" officeooo:rsid="0023f63c" officeooo:paragraph-rsid="0023f63c" style:font-weight-asian="normal" style:font-weight-complex="normal"/>
    </style:style>
    <style:style style:name="P36" style:family="paragraph" style:parent-style-name="Heading_20_1">
      <style:text-properties fo:color="#000000" loext:opacity="100%" fo:font-size="12pt" fo:font-weight="bold" officeooo:rsid="0023f63c" officeooo:paragraph-rsid="0023f63c" style:font-size-asian="12pt" style:font-weight-asian="bold" style:font-size-complex="12pt" style:font-weight-complex="bold"/>
    </style:style>
    <style:style style:name="P37" style:family="paragraph" style:parent-style-name="Text_20_body">
      <style:text-properties fo:color="#000000" loext:opacity="100%" officeooo:rsid="0023f63c"/>
    </style:style>
    <style:style style:name="P38" style:family="paragraph" style:parent-style-name="Preformatted_20_Text">
      <style:text-properties fo:color="#ff0000" loext:opacity="100%" fo:font-weight="normal" officeooo:rsid="0023f63c" officeooo:paragraph-rsid="0023f63c" style:font-weight-asian="normal" style:font-weight-complex="normal"/>
    </style:style>
    <style:style style:name="P39" style:family="paragraph" style:parent-style-name="Standard">
      <style:text-properties fo:color="#000000" loext:opacity="100%" fo:font-weight="normal" officeooo:rsid="00248358" officeooo:paragraph-rsid="00248358" style:font-weight-asian="normal" style:font-weight-complex="normal"/>
    </style:style>
    <style:style style:name="P40" style:family="paragraph" style:parent-style-name="Preformatted_20_Text">
      <style:paragraph-properties fo:margin-left="0in" fo:margin-right="0in" fo:text-indent="0in" style:auto-text-indent="false"/>
      <style:text-properties fo:color="#000000" loext:opacity="100%" fo:font-weight="bold" officeooo:rsid="00248358" style:font-weight-asian="bold" style:font-weight-complex="bold"/>
    </style:style>
    <style:style style:name="P41" style:family="paragraph" style:parent-style-name="Standard">
      <style:text-properties fo:color="#ff0000" loext:opacity="100%" fo:font-weight="normal" officeooo:rsid="00248358" officeooo:paragraph-rsid="00248358" style:font-weight-asian="normal" style:font-weight-complex="normal"/>
    </style:style>
    <style:style style:name="P42" style:family="paragraph" style:parent-style-name="Standard">
      <style:text-properties fo:font-weight="bold" officeooo:rsid="0023f63c" officeooo:paragraph-rsid="00258078" style:font-weight-asian="bold" style:font-weight-complex="bold"/>
    </style:style>
    <style:style style:name="P43" style:family="paragraph" style:parent-style-name="Standard">
      <style:text-properties officeooo:rsid="00258078" officeooo:paragraph-rsid="00258078"/>
    </style:style>
    <style:style style:name="P44" style:family="paragraph" style:parent-style-name="Text_20_body">
      <style:text-properties fo:color="#ff0000" loext:opacity="100%" officeooo:rsid="002cc1c0" officeooo:paragraph-rsid="002e9558"/>
    </style:style>
    <style:style style:name="P45" style:family="paragraph" style:parent-style-name="Standard">
      <style:text-properties fo:color="#ff0000" loext:opacity="100%" officeooo:rsid="00258078" officeooo:paragraph-rsid="00258078"/>
    </style:style>
    <style:style style:name="P46" style:family="paragraph" style:parent-style-name="Standard">
      <style:text-properties fo:color="#ff0000" loext:opacity="100%" fo:font-weight="normal" officeooo:rsid="00258078" officeooo:paragraph-rsid="002e9558" style:font-weight-asian="normal" style:font-weight-complex="normal"/>
    </style:style>
    <style:style style:name="P47" style:family="paragraph" style:parent-style-name="Standard">
      <style:text-properties fo:color="#ff0000" loext:opacity="100%" fo:font-weight="normal" officeooo:rsid="00258078" officeooo:paragraph-rsid="00258078" style:font-weight-asian="normal" style:font-weight-complex="normal"/>
    </style:style>
    <style:style style:name="P48" style:family="paragraph" style:parent-style-name="Standard">
      <style:paragraph-properties fo:margin-top="0in" fo:margin-bottom="0.1965in" style:contextual-spacing="false"/>
      <style:text-properties fo:color="#000000" loext:opacity="100%" fo:font-weight="normal" officeooo:rsid="0023f63c" officeooo:paragraph-rsid="0023f63c" style:font-weight-asian="normal" style:font-weight-complex="normal"/>
    </style:style>
    <style:style style:name="P49" style:family="paragraph" style:parent-style-name="Text_20_body">
      <style:text-properties fo:color="#ff4000" loext:opacity="100%"/>
    </style:style>
    <style:style style:name="P50" style:family="paragraph" style:parent-style-name="Text_20_body">
      <style:text-properties fo:color="#000000" loext:opacity="100%" officeooo:rsid="002cc1c0" officeooo:paragraph-rsid="002cc1c0"/>
    </style:style>
    <style:style style:name="P51" style:family="paragraph" style:parent-style-name="Text_20_body">
      <style:text-properties fo:color="#ff0000" loext:opacity="100%" officeooo:rsid="002cc1c0" officeooo:paragraph-rsid="002cc1c0"/>
    </style:style>
    <style:style style:name="P52" style:family="paragraph" style:parent-style-name="Text_20_body">
      <style:text-properties fo:color="#ff0000" loext:opacity="100%" fo:font-size="12pt" fo:font-weight="normal" officeooo:rsid="002ee0b5" officeooo:paragraph-rsid="002ee0b5" style:font-size-asian="12pt" style:font-weight-asian="normal" style:font-size-complex="12pt" style:font-weight-complex="normal"/>
    </style:style>
    <style:style style:name="P53" style:family="paragraph" style:parent-style-name="Text_20_body">
      <style:text-properties fo:color="#000000" loext:opacity="100%" fo:font-size="12pt" fo:font-weight="normal" officeooo:rsid="002ee0b5" officeooo:paragraph-rsid="002ee0b5" style:font-size-asian="12pt" style:font-weight-asian="normal" style:font-size-complex="12pt" style:font-weight-complex="normal"/>
    </style:style>
    <style:style style:name="P54" style:family="paragraph" style:parent-style-name="Text_20_body">
      <style:text-properties fo:color="#000000" loext:opacity="100%" fo:font-size="12pt" fo:font-weight="normal" officeooo:rsid="002ff472" officeooo:paragraph-rsid="002ff472" style:font-size-asian="12pt" style:font-weight-asian="normal" style:font-size-complex="12pt" style:font-weight-complex="normal"/>
    </style:style>
    <style:style style:name="P55" style:family="paragraph" style:parent-style-name="Text_20_body">
      <style:text-properties fo:color="#000000" loext:opacity="100%" fo:font-size="12pt" fo:font-weight="bold" officeooo:rsid="002ff472" officeooo:paragraph-rsid="002ff472" style:font-size-asian="12pt" style:font-weight-asian="bold" style:font-size-complex="12pt" style:font-weight-complex="bold"/>
    </style:style>
    <style:style style:name="P56" style:family="paragraph" style:parent-style-name="Text_20_body">
      <style:text-properties fo:color="#000000" loext:opacity="100%" fo:font-size="12pt" fo:font-weight="bold" officeooo:rsid="00308b50" officeooo:paragraph-rsid="00308b50" style:font-size-asian="12pt" style:font-weight-asian="bold" style:font-size-complex="12pt" style:font-weight-complex="bold"/>
    </style:style>
    <style:style style:name="P57" style:family="paragraph" style:parent-style-name="Text_20_body">
      <style:text-properties fo:color="#000000" loext:opacity="100%" fo:font-size="12pt" fo:font-weight="normal" officeooo:rsid="00308b50" officeooo:paragraph-rsid="00308b50" style:font-size-asian="12pt" style:font-weight-asian="normal" style:font-size-complex="12pt" style:font-weight-complex="normal"/>
    </style:style>
    <style:style style:name="P58" style:family="paragraph" style:parent-style-name="Text_20_body">
      <style:text-properties fo:color="#ff0000" loext:opacity="100%"/>
    </style:style>
    <style:style style:name="P59" style:family="paragraph" style:parent-style-name="Text_20_body">
      <style:text-properties officeooo:rsid="00308b50" officeooo:paragraph-rsid="00308b50"/>
    </style:style>
    <style:style style:name="P60" style:family="paragraph" style:parent-style-name="Text_20_body" style:list-style-name="L10">
      <style:text-properties fo:color="#ff0000" loext:opacity="100%" officeooo:rsid="00308b50" officeooo:paragraph-rsid="00308b50"/>
    </style:style>
    <style:style style:name="P61" style:family="paragraph" style:parent-style-name="Text_20_body" style:list-style-name="L10">
      <style:text-properties fo:color="#ff0000" loext:opacity="100%"/>
    </style:style>
    <style:style style:name="P62" style:family="paragraph" style:parent-style-name="Text_20_body" style:list-style-name="L10">
      <style:text-properties fo:color="#ff0000" loext:opacity="100%" officeooo:paragraph-rsid="0030f4d6"/>
    </style:style>
    <style:style style:name="P63" style:family="paragraph" style:parent-style-name="Text_20_body">
      <style:text-properties officeooo:rsid="0030f4d6" officeooo:paragraph-rsid="0030f4d6"/>
    </style:style>
    <style:style style:name="P64" style:family="paragraph" style:parent-style-name="Text_20_body">
      <style:text-properties fo:font-weight="bold" officeooo:rsid="0030f4d6" officeooo:paragraph-rsid="0030f4d6" style:font-weight-asian="bold" style:font-weight-complex="bold"/>
    </style:style>
    <style:style style:name="P65" style:family="paragraph" style:parent-style-name="Text_20_body">
      <style:text-properties fo:color="#ff0000" loext:opacity="100%" fo:font-weight="normal" officeooo:rsid="0030f4d6" officeooo:paragraph-rsid="0030f4d6" style:font-weight-asian="normal" style:font-weight-complex="normal"/>
    </style:style>
    <style:style style:name="P66" style:family="paragraph" style:parent-style-name="Text_20_body">
      <style:text-properties fo:color="#000000" loext:opacity="100%" fo:font-weight="bold" officeooo:rsid="0031d340" officeooo:paragraph-rsid="0031d340" style:font-weight-asian="bold" style:font-weight-complex="bold"/>
    </style:style>
    <style:style style:name="P67" style:family="paragraph" style:parent-style-name="Text_20_body">
      <style:text-properties fo:color="#ff0000" loext:opacity="100%" fo:font-weight="normal" officeooo:rsid="0031d340" officeooo:paragraph-rsid="0031d340" style:font-weight-asian="normal" style:font-weight-complex="normal"/>
    </style:style>
    <style:style style:name="P68" style:family="paragraph" style:parent-style-name="Text_20_body">
      <style:text-properties fo:color="#ff0000" loext:opacity="100%" fo:font-weight="normal" officeooo:rsid="00330ea4" officeooo:paragraph-rsid="00330ea4" style:font-weight-asian="normal" style:font-weight-complex="normal"/>
    </style:style>
    <style:style style:name="P69" style:family="paragraph" style:parent-style-name="Preformatted_20_Text">
      <style:text-properties fo:color="#ff0000" loext:opacity="100%" fo:font-weight="normal" officeooo:rsid="00330ea4" officeooo:paragraph-rsid="00330ea4" style:font-weight-asian="normal" style:font-weight-complex="normal"/>
    </style:style>
    <style:style style:name="P70" style:family="paragraph" style:parent-style-name="Standard">
      <style:text-properties fo:color="#ff0000" loext:opacity="100%" fo:font-weight="normal" officeooo:rsid="00330ea4" officeooo:paragraph-rsid="00330ea4" style:font-weight-asian="normal" style:font-weight-complex="normal"/>
    </style:style>
    <style:style style:name="P71" style:family="paragraph" style:parent-style-name="Text_20_body">
      <style:text-properties fo:color="#000000" loext:opacity="100%" fo:font-weight="bold" officeooo:rsid="0033a597" officeooo:paragraph-rsid="0033a597" style:font-weight-asian="bold" style:font-weight-complex="bold"/>
    </style:style>
    <style:style style:name="P72" style:family="paragraph" style:parent-style-name="Text_20_body">
      <style:text-properties fo:color="#000000" loext:opacity="100%" fo:font-weight="normal" officeooo:rsid="0033a597" officeooo:paragraph-rsid="0033a597" style:font-weight-asian="normal" style:font-weight-complex="normal"/>
    </style:style>
    <style:style style:name="P73" style:family="paragraph" style:parent-style-name="Text_20_body" style:list-style-name="L11">
      <style:text-properties fo:color="#000000" loext:opacity="100%" fo:font-weight="normal" officeooo:rsid="0033a597" officeooo:paragraph-rsid="0033a597" style:font-weight-asian="normal" style:font-weight-complex="normal"/>
    </style:style>
    <style:style style:name="P74" style:family="paragraph" style:parent-style-name="Text_20_body">
      <style:text-properties fo:color="#000000" loext:opacity="100%" fo:font-weight="normal" officeooo:rsid="0034a661" officeooo:paragraph-rsid="0034a661" style:font-weight-asian="normal" style:font-weight-complex="normal"/>
    </style:style>
    <style:style style:name="P75" style:family="paragraph" style:parent-style-name="Preformatted_20_Text">
      <style:text-properties fo:color="#000000" loext:opacity="100%" fo:font-weight="normal" officeooo:rsid="0033a597" officeooo:paragraph-rsid="0033a597" style:font-weight-asian="normal" style:font-weight-complex="normal"/>
    </style:style>
    <style:style style:name="P76" style:family="paragraph" style:parent-style-name="Preformatted_20_Text">
      <style:text-properties fo:color="#000000" loext:opacity="100%" fo:font-weight="normal" officeooo:rsid="0034a661" officeooo:paragraph-rsid="0034a661" style:font-weight-asian="normal" style:font-weight-complex="normal"/>
    </style:style>
    <style:style style:name="T1" style:family="text">
      <style:text-properties officeooo:rsid="0025e647"/>
    </style:style>
    <style:style style:name="T2" style:family="text">
      <style:text-properties officeooo:rsid="001ea750"/>
    </style:style>
    <style:style style:name="T3" style:family="text">
      <style:text-properties officeooo:rsid="0037c661"/>
    </style:style>
    <style:style style:name="T4" style:family="text">
      <style:text-properties officeooo:rsid="0039682c"/>
    </style:style>
    <style:style style:name="T5" style:family="text">
      <style:text-properties officeooo:rsid="0026011a"/>
    </style:style>
    <style:style style:name="T6" style:family="text">
      <style:text-properties officeooo:rsid="00226db2"/>
    </style:style>
    <style:style style:name="T7" style:family="text">
      <style:text-properties officeooo:rsid="001f6972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34a661"/>
    </style:style>
    <style:style style:name="T10" style:family="text">
      <style:text-properties fo:color="#ff0000" loext:opacity="100%"/>
    </style:style>
    <style:style style:name="T11" style:family="text">
      <style:text-properties officeooo:rsid="0026f37b"/>
    </style:style>
    <style:style style:name="T12" style:family="text">
      <style:text-properties officeooo:rsid="00258078"/>
    </style:style>
    <style:style style:name="T13" style:family="text">
      <style:text-properties fo:color="#ff4000" loext:opacity="100%" fo:font-weight="normal" style:font-weight-asian="normal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officeooo:rsid="002cc1c0"/>
    </style:style>
    <style:style style:name="T16" style:family="text">
      <style:text-properties officeooo:rsid="00296249"/>
    </style:style>
    <style:style style:name="T17" style:family="text">
      <style:text-properties officeooo:rsid="0030f4d6"/>
    </style:style>
    <style:style style:name="T18" style:family="text">
      <style:text-properties officeooo:rsid="00308b50"/>
    </style:style>
    <style:style style:name="Sect1" style:family="section">
      <style:section-properties style:writing-mode="lr-tb"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ZBFOX — Cyber Snapshot</text:h>
      <text:h text:style-name="Heading_20_2" text:outline-level="2">Come è stato strutturato operativamente</text:h>
      <text:p text:style-name="Text_20_body">Il pacchetto oggi è stato tradotto in un vero workflow operativo.</text:p>
      <text:h text:style-name="Heading_20_3" text:outline-level="3">A. Bootstrap dell’engagement</text:h>
      <text:p text:style-name="Text_20_body">Con <text:span text:style-name="Source_20_Text">new_engagement.sh</text:span> viene creato un engagement coerente con il pacchetto Snapshot, in modalità:</text:p>
      <text:list text:style-name="L1">
        <text:list-item>
          <text:p text:style-name="P2"><text:span text:style-name="Source_20_Text">external</text:span></text:p>
        </text:list-item>
        <text:list-item>
          <text:p text:style-name="P2"><text:span text:style-name="Source_20_Text">internal</text:span></text:p>
        </text:list-item>
      </text:list>
      <text:p text:style-name="Text_20_body">La struttura di base comprende:</text:p>
      <text:list text:style-name="L2">
        <text:list-item>
          <text:p text:style-name="P3"><text:span text:style-name="Source_20_Text">scope</text:span></text:p>
        </text:list-item>
        <text:list-item>
          <text:p text:style-name="P3"><text:span text:style-name="Source_20_Text">notes</text:span></text:p>
        </text:list-item>
        <text:list-item>
          <text:p text:style-name="P3"><text:span text:style-name="Source_20_Text">raw</text:span></text:p>
        </text:list-item>
        <text:list-item>
          <text:p text:style-name="P3"><text:span text:style-name="Source_20_Text">processed</text:span></text:p>
        </text:list-item>
        <text:list-item>
          <text:p text:style-name="P3"><text:span text:style-name="Source_20_Text">evidence</text:span></text:p>
        </text:list-item>
        <text:list-item>
          <text:p text:style-name="P3"><text:span text:style-name="Source_20_Text">report</text:span></text:p>
        </text:list-item>
      </text:list>
      <text:p text:style-name="Text_20_body">Questa struttura separa:</text:p>
      <text:list text:style-name="L3">
        <text:list-item>
          <text:p text:style-name="P4">input e perimetro,</text:p>
        </text:list-item>
        <text:list-item>
          <text:p text:style-name="P4">output grezzi,</text:p>
        </text:list-item>
        <text:list-item>
          <text:p text:style-name="P4">dati processati,</text:p>
        </text:list-item>
        <text:list-item>
          <text:p text:style-name="P4">evidenze rilevanti,</text:p>
        </text:list-item>
        <text:list-item>
          <text:p text:style-name="P4">materiali di reportistica.</text:p>
        </text:list-item>
      </text:list>
      <text:h text:style-name="Heading_20_3" text:outline-level="3">B. Workflow external</text:h>
      <text:p text:style-name="Text_20_body">Con <text:span text:style-name="Source_20_Text">run_external_snapshot.sh</text:span> viene eseguita la ricognizione esterna.</text:p>
      <text:p text:style-name="Text_20_body">Il flusso, in sostanza:</text:p>
      <text:list text:style-name="L4">
        <text:list-item>
          <text:p text:style-name="P5">acquisisce i target autorizzati;</text:p>
        </text:list-item>
        <text:list-item>
          <text:p text:style-name="P5">esegue raccolta OSINT e subdomain discovery;</text:p>
        </text:list-item>
        <text:list-item>
          <text:p text:style-name="P5">consolida domini e host;</text:p>
        </text:list-item>
        <text:list-item>
          <text:p text:style-name="P5">verifica quali risolvono;</text:p>
        </text:list-item>
        <text:list-item>
          <text:p text:style-name="P5"><text:soft-page-break/>individua la superficie web;</text:p>
        </text:list-item>
        <text:list-item>
          <text:p text:style-name="P5">enumera i principali servizi esposti;</text:p>
        </text:list-item>
        <text:list-item>
          <text:p text:style-name="P5">prepara i file tecnici necessari alla lettura del rischio.</text:p>
        </text:list-item>
      </text:list>
      <text:h text:style-name="Heading_20_3" text:outline-level="3">C. Preparazione blocchi report external</text:h>
      <text:p text:style-name="Text_20_body">Con <text:span text:style-name="Source_20_Text">generate_external_report_blocks.sh</text:span> i risultati tecnici vengono trasformati in:</text:p>
      <text:list text:style-name="L5">
        <text:list-item>
          <text:p text:style-name="P6">metriche aggregate,</text:p>
        </text:list-item>
        <text:list-item>
          <text:p text:style-name="P6">superficie esposta,</text:p>
        </text:list-item>
        <text:list-item>
          <text:p text:style-name="P6">servizi rilevati,</text:p>
        </text:list-item>
        <text:list-item>
          <text:p text:style-name="P6">elementi di attenzione,</text:p>
        </text:list-item>
        <text:list-item>
          <text:p text:style-name="P6">proposta di rischio,</text:p>
        </text:list-item>
        <text:list-item>
          <text:p text:style-name="P6">raccomandazioni automatiche,</text:p>
        </text:list-item>
        <text:list-item>
          <text:p text:style-name="P6">draft strutturato da leggere e rifinire.</text:p>
        </text:list-item>
      </text:list>
      <text:h text:style-name="Heading_20_3" text:outline-level="3">D. Workflow internal</text:h>
      <text:p text:style-name="Text_20_body">Con <text:span text:style-name="Source_20_Text">run_internal_snapshot.sh</text:span> viene eseguita la ricognizione interna.</text:p>
      <text:p text:style-name="Text_20_body">Il flusso:</text:p>
      <text:list text:style-name="L6">
        <text:list-item>
          <text:p text:style-name="P7">raccoglie subnet ed eventuali esclusioni;</text:p>
        </text:list-item>
        <text:list-item>
          <text:p text:style-name="P7">esegue host discovery;</text:p>
        </text:list-item>
        <text:list-item>
          <text:p text:style-name="P7">consolida i target attivi;</text:p>
        </text:list-item>
        <text:list-item>
          <text:p text:style-name="P7">enumera i servizi;</text:p>
        </text:list-item>
        <text:list-item>
          <text:p text:style-name="P7">produce CSV strutturati;</text:p>
        </text:list-item>
        <text:list-item>
          <text:p text:style-name="P7">isola servizi high-value;</text:p>
        </text:list-item>
        <text:list-item>
          <text:p text:style-name="P7">genera findings preliminari.</text:p>
        </text:list-item>
      </text:list>
      <text:h text:style-name="Heading_20_3" text:outline-level="3">E. Preparazione blocchi report internal</text:h>
      <text:p text:style-name="Text_20_body">Con <text:span text:style-name="Source_20_Text">generate_internal_report_blocks.sh</text:span> i risultati interni vengono aggregati in:</text:p>
      <text:list text:style-name="L7">
        <text:list-item>
          <text:p text:style-name="P8">metriche di rete,</text:p>
        </text:list-item>
        <text:list-item>
          <text:p text:style-name="P8">scope interno,</text:p>
        </text:list-item>
        <text:list-item>
          <text:p text:style-name="P8">superficie osservata,</text:p>
        </text:list-item>
        <text:list-item>
          <text:p text:style-name="P8">servizi rilevati,</text:p>
        </text:list-item>
        <text:list-item>
          <text:p text:style-name="P8">finding preliminari,</text:p>
        </text:list-item>
        <text:list-item>
          <text:p text:style-name="P8"><text:soft-page-break/>proposta di rischio,</text:p>
        </text:list-item>
        <text:list-item>
          <text:p text:style-name="P8">raccomandazioni,</text:p>
        </text:list-item>
        <text:list-item>
          <text:p text:style-name="P8">draft interno leggibile.</text:p>
        </text:list-item>
      </text:list>
      <text:p text:style-name="Horizontal_20_Line"/>
      <text:p text:style-name="Standard">ZBFOX Engagement Workspace</text:p>
      <text:p text:style-name="Standard"/>
      <text:p text:style-name="P9">CREO LA STRUTTURA <text:span text:style-name="T1">GENERALE</text:span></text:p>
      <text:p text:style-name="Standard">mkdir -p /opt/zbfox</text:p>
      <text:p text:style-name="Standard">mkdir -p /opt/zbfox/engagements <text:s/><text:span text:style-name="T2">(CONTIENE TUTTI I CLIENTI)</text:span></text:p>
      <text:p text:style-name="Standard">mkdir -p /opt/zbfox/toolkit</text:p>
      <text:p text:style-name="Standard"/>
      <text:p text:style-name="Standard"/>
      <text:p text:style-name="P10"><text:span text:style-name="T3">s</text:span>udo apt install golang -y</text:p>
      <text:p text:style-name="P11">go install github.com/owasp-amass/amass/v4/...@latest</text:p>
      <text:p text:style-name="P12">go install github.com/projectdiscovery/httpx/cmd/httpx@latest</text:p>
      <text:p text:style-name="P13">dirsearch -u <text:span text:style-name="T4">TARGET</text:span> \</text:p>
      <text:p text:style-name="P13">-w /usr/share/seclists/Discovery/Web-Content/raft-large-directories.txt \</text:p>
      <text:p text:style-name="P13">-e php,html,txt \</text:p>
      <text:p text:style-name="P13">--random-agent</text:p>
      <text:p text:style-name="Standard"/>
      <text:p text:style-name="P14">####GIA’ SCRIPTATO####</text:p>
      <text:p text:style-name="Standard"/>
      <text:p text:style-name="P15">DIGITA NOME DEL CLIENTE : $Nome_Cliente</text:p>
      <text:p text:style-name="P16"/>
      <text:p text:style-name="Standard">CREO LA CARTELLA DEL CLIENTE </text:p>
      <text:p text:style-name="P17">mkdir -p /opt/zbfox/engagements/<text:span text:style-name="T1">$Nome_Cliente</text:span></text:p>
      <text:p text:style-name="P17">cd /opt/zbfox/engagements/<text:span text:style-name="T1">$Nome_Cliente</text:span></text:p>
      <text:p text:style-name="P17">mkdir scope notes raw processed scans evidence report</text:p>
      <text:p text:style-name="P18"/>
      <text:p text:style-name="Standard"/>
      <text:p text:style-name="Standard"/>
      <text:p text:style-name="P19"><text:span text:style-name="T5">## </text:span>mkdir -p /opt/zbfox/engagements/ZBF-SNAP-LAB-$(date +%Y%m%d)</text:p>
      <text:p text:style-name="P19"><text:span text:style-name="T5">## </text:span>cd /opt/zbfox/engagements/ZBF-SNAP-LAB-$(date +%Y%m%d)</text:p>
      <text:p text:style-name="P19"><text:span text:style-name="T5">## </text:span>mkdir scope notes raw processed scans evidence report</text:p>
      <text:p text:style-name="Standard"/>
      <text:p text:style-name="Standard">/opt/zbfox/engagements/ZBF-SNAP-CLIENTE-YYYYMMDD</text:p>
      <text:p text:style-name="Standard">│</text:p>
      <text:p text:style-name="Standard">├── scope <text:span text:style-name="T2">(authorization.pdf, scope.txt e targets.txt)</text:span></text:p>
      <text:p text:style-name="Standard">├── notes <text:span text:style-name="T2">(timeline.md, observation.md)</text:span></text:p>
      <text:p text:style-name="Standard">├── raw <text:span text:style-name="T2">(output non modificati dei tool) </text:span><text:span text:style-name="T6">NON SI MODIFICANO MAI</text:span></text:p>
      <text:p text:style-name="Standard">├── processed <text:span text:style-name="T2">(filtrati)</text:span></text:p>
      <text:p text:style-name="Standard">├── evidence <text:span text:style-name="T2">(prove per il report, exposed_service.txt, openport.png) </text:span><text:span text:style-name="T6">LO MOSTRO AL CLIENTE</text:span></text:p>
      <text:p text:style-name="Standard">├── scans <text:span text:style-name="T2">(output tecnici principali nmap_scan.xml, dns_scan.xml)</text:span></text:p>
      <text:p text:style-name="Standard">└── report <text:span text:style-name="T7">(deliverable finale)</text:span></text:p>
      <text:p text:style-name="Standard"/>
      <text:p text:style-name="Standard"/>
      <text:list text:style-name="L8">
        <text:list-item>
          <text:p text:style-name="P20"><text:soft-page-break/>raw non si modifica mai</text:p>
        </text:list-item>
        <text:list-item>
          <text:p text:style-name="P20">processed è il lavoro filtrato</text:p>
        </text:list-item>
        <text:list-item>
          <text:p text:style-name="P20">evidence è ciò che mostrerai al cliente</text:p>
        </text:list-item>
      </text:list>
      <text:p text:style-name="Standard"/>
      <text:p text:style-name="P16"><text:span text:style-name="T8">INDICARE IL DOMINIO: $dominio</text:span> </text:p>
      <text:p text:style-name="Standard"/>
      <text:p text:style-name="P19">TARGET</text:p>
      <text:p text:style-name="P21">nano scope/targets.txt</text:p>
      <text:p text:style-name="Standard"><text:span text:style-name="T9">dominio</text:span>.com</text:p>
      <text:p text:style-name="Standard"/>
      <text:p text:style-name="Standard">targets.txt</text:p>
      <text:p text:style-name="Standard">cioè il file che conterrà:</text:p>
      <text:p text:style-name="Standard">domini</text:p>
      <text:p text:style-name="Standard">IP</text:p>
      <text:p text:style-name="Standard">subnet</text:p>
      <text:p text:style-name="Standard"/>
      <text:p text:style-name="Standard"/>
      <text:p text:style-name="Standard"/>
      <text:p text:style-name="Standard"/>
      <text:p text:style-name="Standard"/>
      <text:p text:style-name="P19">SCHEDA TECNICA INGAGGIO</text:p>
      <text:p text:style-name="P21">nano /opt/zbfox/engagements/<text:span text:style-name="T5">$Nome_Cliente</text:span>/scope/engagement.yaml</text:p>
      <text:p text:style-name="P19"/>
      <text:p text:style-name="P22">engagement: id: ZBF-SNAP-LAB-20260317 </text:p>
      <text:p text:style-name="P22">client: LAB service:</text:p>
      <text:p text:style-name="P22">Cyber Snapshot analyst: Vincenzo </text:p>
      <text:p text:style-name="P22">date_start: 2026-03-17</text:p>
      <text:p text:style-name="P22">scope: </text:p>
      <text:p text:style-name="P22">type: blackbox </text:p>
      <text:p text:style-name="P22">mode: remote </text:p>
      <text:p text:style-name="P22">authorization: true</text:p>
      <text:p text:style-name="P22">targets: domains: - example.com - portal.example.com</text:p>
      <text:p text:style-name="P22">ip_ranges: - 192.168.1.0/24</text:p>
      <text:p text:style-name="P22">hosts: - 192.168.1.10 - 192.168.1.20</text:p>
      <text:p text:style-name="P22">network: gateway: unknown </text:p>
      <text:p text:style-name="P22">subnet: unknown</text:p>
      <text:p text:style-name="P22">modules: osint: true </text:p>
      <text:p text:style-name="P22">dns_enumeration: true </text:p>
      <text:p text:style-name="P22">infrastructure_scan: true </text:p>
      <text:p text:style-name="P22"><text:soft-page-break/>wifi_analysis: false</text:p>
      <text:p text:style-name="P22">notes: &gt; Engagement di laboratorio per testare pipeline ZBFOX Snapshot</text:p>
      <text:h text:style-name="P23" text:outline-level="3"><text:span text:style-name="Strong_20_Emphasis">MOD01 — OSINT aziendale</text:span></text:h>
      <text:p text:style-name="P24">per trovare:</text:p>
      <text:list text:style-name="L9">
        <text:list-item>
          <text:p text:style-name="P25">email aziendali</text:p>
        </text:list-item>
        <text:list-item>
          <text:p text:style-name="P25">domini collegati</text:p>
        </text:list-item>
        <text:list-item>
          <text:p text:style-name="P25">infrastruttura pubblica</text:p>
        </text:list-item>
        <text:list-item>
          <text:p text:style-name="P25">asset digitali</text:p>
        </text:list-item>
      </text:list>
      <text:p text:style-name="P26">- Company footprint</text:p>
      <text:p text:style-name="P26"/>
      <text:p text:style-name="P26"/>
      <text:p text:style-name="P27">theHarvester -d <text:span text:style-name="T9">$Dominio</text:span> -b all &gt; raw/theharvester.txt</text:p>
      <text:p text:style-name="P28"/>
      <text:p text:style-name="P28"/>
      <text:p text:style-name="P26"><text:span text:style-name="T10">nano processed/osint_hosts.txt </text:span>→ INSERISCO GLI HOST TROVATI</text:p>
      <text:p text:style-name="P26"/>
      <text:p text:style-name="P29">A QUESTO PUNTO <text:span text:style-name="T11">AVREMO</text:span></text:p>
      <text:p text:style-name="P30">scope/</text:p>
      <text:p text:style-name="P30"><text:s text:c="4"/>engagement.yaml</text:p>
      <text:p text:style-name="P30"><text:s text:c="4"/>targets.txt</text:p>
      <text:p text:style-name="P30"/>
      <text:p text:style-name="P30">raw/</text:p>
      <text:p text:style-name="P30"><text:s text:c="4"/>theharvester.txt</text:p>
      <text:p text:style-name="P30"/>
      <text:p text:style-name="P30">processed/</text:p>
      <text:p text:style-name="P30">osint_hosts.txt</text:p>
      <text:p text:style-name="P30"/>
      <text:p text:style-name="P29">MOD02 — Subdomain Discovery</text:p>
      <text:p text:style-name="P31"/>
      <text:p text:style-name="P26">- Domain intelligence</text:p>
      <text:p text:style-name="P32">subfinder -d <text:span text:style-name="T9">$dominio</text:span>-all -silent -o raw/subfinder.txt</text:p>
      <text:p text:style-name="P32"/>
      <text:p text:style-name="P33">-d <text:s text:c="7"/>dominio target</text:p>
      <text:p text:style-name="P33">-all <text:s text:c="5"/>usa tutte le fonti disponibili</text:p>
      <text:p text:style-name="P33">-silent <text:s text:c="2"/>output pulito</text:p>
      <text:p text:style-name="P33">-o <text:s text:c="7"/>salva file</text:p>
      <text:p text:style-name="P30"/>
      <text:p text:style-name="P34">Ora creiamo il file che useremo per i moduli successivi.</text:p>
      <text:p text:style-name="P35">sort -u raw/subfinder.txt &gt; processed/subdomains.txt</text:p>
      <text:p text:style-name="P35"/>
      <text:h text:style-name="P36" text:outline-level="1">Unione con OSINT precedente</text:h>
      <text:p text:style-name="P37">Se avevi già host da theHarvester:</text:p>
      <text:p text:style-name="P38"><text:soft-page-break/>cat processed/osint_hosts.txt processed/subdomains.txt | sort -u &gt; processed/all_hosts.txt</text:p>
      <text:p text:style-name="P35"/>
      <text:p text:style-name="P39">A QUESTO PUNTO HO TUTTI GLI HOST, sezione report</text:p>
      <text:section text:style-name="Sect1" text:name="code-block-viewer">
        <text:p text:style-name="P40">External Attack Surface Discovery</text:p>
      </text:section>
      <text:p text:style-name="P41"/>
      <text:p text:style-name="P41"/>
      <text:p text:style-name="P41"/>
      <text:p text:style-name="P42">MOD0<text:span text:style-name="T12">3</text:span> — <text:span text:style-name="T12">Aggressive enumeration</text:span></text:p>
      <text:p text:style-name="P42">espandere aggressivamente la superficie DNS</text:p>
      <text:p text:style-name="P42">→ brute force</text:p>
      <text:p text:style-name="P42">→ recursion</text:p>
      <text:p text:style-name="P42">→ correlazione OSINT</text:p>
      <text:p text:style-name="P42"/>
      <text:p text:style-name="P43"><text:span text:style-name="T13">wordlist</text:span><text:span text:style-name="T14">: </text:span><text:bookmark text:name="code-block-viewer"/>/usr/share/seclists/Discovery/DNS/subdomains-top1million-5000.txt</text:p>
      <text:p text:style-name="P43"/>
      <text:p text:style-name="P44">sudo apt install golang -y</text:p>
      <text:p text:style-name="P45">go install github.com/owasp-amass/amass/v4/...@latest</text:p>
      <text:p text:style-name="P45"/>
      <text:p text:style-name="P46">timeout 180 <text:span text:style-name="T15">~/go/bin/</text:span>amass enum \</text:p>
      <text:p text:style-name="P47">-d <text:span text:style-name="T16">dixxip.com</text:span> \</text:p>
      <text:p text:style-name="P47">-active \</text:p>
      <text:p text:style-name="P47">-w /usr/share/seclists/Discovery/DNS/subdomains-top1million-5000.txt \</text:p>
      <text:p text:style-name="P47">| tee raw/amass.txt</text:p>
      <text:p text:style-name="P41"/>
      <text:p text:style-name="P39">-d <text:s text:c="11"/>target</text:p>
      <text:p text:style-name="P39">-brute <text:s text:c="7"/>brute force DNS</text:p>
      <text:p text:style-name="P39">-w <text:s text:c="11"/>wordlist</text:p>
      <text:p text:style-name="P39">-active <text:s text:c="6"/>interrogazioni attive</text:p>
      <text:p text:style-name="P39">-recursive <text:s text:c="3"/>espande nuovi subdomain trovati</text:p>
      <text:p text:style-name="P39">-o <text:s text:c="11"/>output file</text:p>
      <text:p text:style-name="P48"/>
      <text:p text:style-name="P49">dnsx -l processed/all_hosts.txt -a -resp | tee raw/dnsx.txt</text:p>
      <text:p text:style-name="P49">cat raw/dnsx.txt | awk '{print $1}' &gt; processed/live_hosts.txt</text:p>
      <text:p text:style-name="P50">ASSET REALI ESPOSTI</text:p>
      <text:p text:style-name="P50"/>
      <text:p text:style-name="P51">go install github.com/projectdiscovery/httpx/cmd/httpx@latest</text:p>
      <text:p text:style-name="P51">~/go/bin/httpx -l processed/live_hosts.txt \</text:p>
      <text:p text:style-name="P51">-ports 80,443,8080,8443 \</text:p>
      <text:p text:style-name="P51">-title \</text:p>
      <text:p text:style-name="P51">-status-code \</text:p>
      <text:p text:style-name="P51">-tech-detect \</text:p>
      <text:p text:style-name="P51"><text:soft-page-break/>-ip \</text:p>
      <text:p text:style-name="P51">-cdn \</text:p>
      <text:p text:style-name="P51">-server \</text:p>
      <text:p text:style-name="P51">-o raw/httpx.txt</text:p>
      <text:p text:style-name="P52"/>
      <text:p text:style-name="P52">sudo nmap -iL processed/live_hosts.txt \</text:p>
      <text:p text:style-name="P52">-sS \</text:p>
      <text:p text:style-name="P52">-sV \</text:p>
      <text:p text:style-name="P52">-T3 \</text:p>
      <text:p text:style-name="P52">--top-ports 100 \</text:p>
      <text:p text:style-name="P52">-oN raw/nmap.txt</text:p>
      <text:p text:style-name="P52"/>
      <text:p text:style-name="P53">-iL <text:s text:c="10"/>lista host</text:p>
      <text:p text:style-name="P53">-sS <text:s text:c="10"/>SYN scan (standard)</text:p>
      <text:p text:style-name="P53">-sV <text:s text:c="10"/>version detection</text:p>
      <text:p text:style-name="P53">-T3 <text:s text:c="10"/>equilibrio velocità/stabilità</text:p>
      <text:p text:style-name="P53">--top-ports <text:s text:c="2"/>porte più comuni</text:p>
      <text:p text:style-name="P53">-oN <text:s text:c="10"/>output file</text:p>
      <text:p text:style-name="P54">ANALISI PORTA PER PORTA</text:p>
      <text:p text:style-name="P55">L’analisi ha evidenziato la presenza di diversi servizi infrastrutturali</text:p>
      <text:p text:style-name="P55">esposti direttamente su Internet, inclusi protocolli di accesso remoto,</text:p>
      <text:p text:style-name="P55">file sharing e posta elettronica.</text:p>
      <text:p text:style-name="P55"/>
      <text:p text:style-name="P55">Alcuni di questi servizi risultano tipicamente destinati a contesti interni</text:p>
      <text:p text:style-name="P55">o protetti, suggerendo una superficie di esposizione potenzialmente più ampia</text:p>
      <text:p text:style-name="P55">del necessario.</text:p>
      <text:p text:style-name="P54"/>
      <text:p text:style-name="P54">22- ACCESSO REMOTO</text:p>
      <text:p text:style-name="P54">21 TRASFERIMENTO FILE</text:p>
      <text:p text:style-name="P54">25/143 MAIL</text:p>
      <text:p text:style-name="P54"><text:soft-page-break/></text:p>
      <text:p text:style-name="P56">ON SITE</text:p>
      <text:p text:style-name="P57">ARP-SCAN (arp-scan)</text:p>
      <text:p text:style-name="P58">sudo arp-scan --localnet | tee raw/arp_scan.txt</text:p>
      <text:p text:style-name="P59">Nmap</text:p>
      <text:list text:style-name="L10">
        <text:list-item>
          <text:p text:style-name="P60">sudo nmap -sn 192.168.17.0/24 -oN raw/nmap_discovery.txt</text:p>
        </text:list-item>
        <text:list-item>
          <text:p text:style-name="P61">grep -Eo '([0-9]{1,3}.){3}[0-9]{1,3}' raw/arp_scan.txt | sort -u &gt; <text:span text:style-name="T17">processed/</text:span>tmp_arp.txt</text:p>
        </text:list-item>
        <text:list-item>
          <text:p text:style-name="P62">grep "Nmap scan report for" raw/nmap_discovery.txt | awk '{print $NF}' | sort -u &gt; <text:span text:style-name="T17">processed/</text:span>tmp_nmap.txt</text:p>
        </text:list-item>
        <text:list-item>
          <text:p text:style-name="P62">cat <text:span text:style-name="T17">processed/</text:span>tmp_arp.txt <text:span text:style-name="T17">processed/</text:span>tmp_nmap.txt | sort -u &gt; processed/targets_internal.txt</text:p>
        </text:list-item>
        <text:list-item>
          <text:p text:style-name="P62">grep -vE '192.168.<text:span text:style-name="T18">17</text:span>.1|192.168.1<text:span text:style-name="T18">7</text:span>.255' processed/targets_internal.txt &gt; <text:span text:style-name="T17">processed/</text:span>tmp_clean.txt </text:p>
        </text:list-item>
        <text:list-item>
          <text:p text:style-name="P62">mv <text:span text:style-name="T17">processed/</text:span>tmp_clean.txt processed/targets_internal.txt</text:p>
        </text:list-item>
      </text:list>
      <text:p text:style-name="P58"/>
      <text:list text:continue-numbering="true" text:style-name="L10">
        <text:list-item>
          <text:p text:style-name="P61">nmap -iL processed/targets_internal.txt -sS -sV -T3 --top-ports 100 -oN raw/nmap_internal.txt</text:p>
        </text:list-item>
      </text:list>
      <text:p text:style-name="P63"/>
      <text:p text:style-name="P64">Struttura dati</text:p>
      <text:p text:style-name="Text_20_body">awk ' /^Nmap scan report for / {host=$NF} /^[0-9]+/tcp/ &amp;&amp; $2=="open" { split($1,p,"/") port=p[1] service=$3 version="" for(i=4;i&lt;=NF;i++) version=version $i " " gsub(/^[ \t]+|[ \t]+$/, "", version) print host "," port "," service "," version } ' raw/nmap_internal.txt &gt; processed/internal_services.csv</text:p>
      <text:p text:style-name="Text_20_body"/>
      <text:p text:style-name="Text_20_body"/>
      <text:p text:style-name="Text_20_body"/>
      <text:p text:style-name="P64">Porte da evidenziare</text:p>
      <text:p text:style-name="P65">awk -F, '</text:p>
      <text:p text:style-name="P65">$2 ~ /^(21|22|23|25|80|110|139|143|443|445|3389|5900|8080|8443)$/ {</text:p>
      <text:p text:style-name="P65"><text:s text:c="2"/>print</text:p>
      <text:p text:style-name="P65">}</text:p>
      <text:p text:style-name="P65">' processed/internal_services.csv &gt; processed/internal_high_value_services.csv</text:p>
      <text:p text:style-name="P66">Base per Report</text:p>
      <text:p text:style-name="P67"><text:soft-page-break/>awk -F, '<text:line-break/>$2=="21" {print "[HIGH] FTP esposto su " $1 " -&gt; possibile servizio legacy o trasferimento file non ottimizzato"}<text:line-break/>$2=="22" {print "[MEDIUM] SSH esposto su " $1 " -&gt; accesso remoto diretto rilevato"}<text:line-break/>$2=="23" {print "[HIGH] Telnet esposto su " $1 " -&gt; protocollo legacy non cifrato"}<text:line-break/>$2=="25" {print "[MEDIUM] SMTP esposto su " $1 " -&gt; servizio di posta accessibile"}<text:line-break/>$2=="80" {print "[INFO] HTTP esposto su " $1 " -&gt; endpoint web accessibile"}<text:line-break/>$2=="110" {print "[MEDIUM] POP3 esposto su " $1 " -&gt; servizio di posta legacy/accessibile"}<text:line-break/>$2=="139" {print "[HIGH] NetBIOS esposto su " $1 " -&gt; servizio tipicamente interno rilevato"}<text:line-break/>$2=="143" {print "[MEDIUM] IMAP esposto su " $1 " -&gt; servizio di posta accessibile"}<text:line-break/>$2=="443" {print "[INFO] HTTPS esposto su " $1 " -&gt; endpoint web cifrato accessibile"}<text:line-break/>$2=="445" {print "[HIGH] SMB esposto su " $1 " -&gt; file sharing o servizio interno accessibile"}<text:line-break/>$2=="3389" {print "[HIGH] RDP esposto su " $1 " -&gt; accesso remoto Windows rilevato"}<text:line-break/>$2=="5900" {print "[HIGH] VNC esposto su " $1 " -&gt; accesso remoto grafico rilevato"}<text:line-break/>$2=="8080" {print "[MEDIUM] Servizio web alternativo esposto su " $1 " -&gt; possibile pannello o applicazione non standard"}<text:line-break/>$2=="8443" {print "[MEDIUM] HTTPS alternativo esposto su " $1 " -&gt; possibile pannello o interfaccia amministrativa"}<text:line-break/>' processed/internal_services.csv &gt; processed/internal_findings.txt</text:p>
      <text:p text:style-name="P68">Host con almeno una porta aperta</text:p>
      <text:p text:style-name="P69"><text:bookmark text:name="code-block-viewer Copy 1"/>cut -d, -f1 processed/internal_services.csv | sort -u | wc -l</text:p>
      <text:p text:style-name="P68"/>
      <text:p text:style-name="P68">Numero totale servizi rilevati</text:p>
      <text:p text:style-name="P70"><text:bookmark text:name="code-block-viewer Copy 2"/>wc -l processed/internal_services.csv</text:p>
      <text:p text:style-name="P68"/>
      <text:p text:style-name="P68">Numero Servizi High Value</text:p>
      <text:p text:style-name="P69"><text:bookmark text:name="code-block-viewer Copy 3"/>wc -l processed/internal_high_value_services.csv</text:p>
      <text:p text:style-name="P68"/>
      <text:p text:style-name="P14">####GIA’ SCRIPTATO####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71">VALUTAZIONE DELLA SUPERFICIE DI ESPOSIZIONE</text:p>
      <text:p text:style-name="P72">1. EXPOSURE <text:s text:c="5"/>(quanto è accessibile)</text:p>
      <text:p text:style-name="P72">2. ACCESS <text:s text:c="7"/>(che tipo di accesso consente)</text:p>
      <text:p text:style-name="P72">3. CONTROL <text:s text:c="6"/>(quanto è controllato / protetto)</text:p>
      <text:p text:style-name="P72"/>
      <text:p text:style-name="P72">1️⃣ EXPOSURE — Esposizione</text:p>
      <text:p text:style-name="P72">Quanto è visibile/accessibile il servizio.</text:p>
      <text:p text:style-name="P72"/>
      <text:p text:style-name="P72">External</text:p>
      <text:p text:style-name="P72">pubblico Internet → ALTO</text:p>
      <text:p text:style-name="P72">filtrato → MEDIO</text:p>
      <text:p text:style-name="P72"/>
      <text:p text:style-name="P72">Internal</text:p>
      <text:p text:style-name="P72">accessibile a tutta la LAN → ALTO</text:p>
      <text:p text:style-name="P72">limitato → MEDIO</text:p>
      <text:p text:style-name="P72">isolato → BASSO</text:p>
      <text:p text:style-name="P72"/>
      <text:p text:style-name="P72">2️⃣ ACCESS — Tipo di accesso</text:p>
      <text:p text:style-name="P72">Cosa permette quel servizio.</text:p>
      <text:p text:style-name="P72"/>
      <text:p text:style-name="P72">Livelli</text:p>
      <text:p text:style-name="P72">ALTO:</text:p>
      <text:p text:style-name="P72">- accesso amministrativo</text:p>
      <text:p text:style-name="P72">- shell (SSH, RDP)</text:p>
      <text:p text:style-name="P72">- gestione apparati</text:p>
      <text:p text:style-name="P72"/>
      <text:p text:style-name="P72">MEDIO:</text:p>
      <text:p text:style-name="P72"><text:soft-page-break/>- servizi applicativi</text:p>
      <text:p text:style-name="P72">- pannelli web</text:p>
      <text:p text:style-name="P72">- autenticazione</text:p>
      <text:p text:style-name="P72"/>
      <text:p text:style-name="P72"/>
      <text:p text:style-name="P72">BASSO:</text:p>
      <text:p text:style-name="P72">- servizi informativi</text:p>
      <text:p text:style-name="P72">- discovery</text:p>
      <text:p text:style-name="P72"/>
      <text:p text:style-name="P72">3️⃣ CONTROL — Controllo</text:p>
      <text:p text:style-name="P72">Quanto è “governato”.</text:p>
      <text:p text:style-name="P72">Indicatori:</text:p>
      <text:p text:style-name="P72">ALTO (cioè poco controllo):</text:p>
      <text:p text:style-name="P72">- protocollo legacy (es. Telnet)</text:p>
      <text:p text:style-name="P72">- nessuna cifratura</text:p>
      <text:p text:style-name="P72">- accesso diretto</text:p>
      <text:p text:style-name="P72"/>
      <text:p text:style-name="P72">MEDIO:</text:p>
      <text:p text:style-name="P72">- servizio standard ma esposto</text:p>
      <text:p text:style-name="P72">- autenticazione non verificata</text:p>
      <text:p text:style-name="P72"/>
      <text:p text:style-name="P72">BASSO (buon controllo):</text:p>
      <text:p text:style-name="P72">- cifrato</text:p>
      <text:p text:style-name="P72">- accesso limitato</text:p>
      <text:p text:style-name="P72">⚙️ COME SI USA (semplice)</text:p>
      <text:p text:style-name="P72"/>
      <text:p text:style-name="P72">Non fai formule.</text:p>
      <text:p text:style-name="P72"/>
      <text:p text:style-name="P72">Fai una lettura:</text:p>
      <text:list text:style-name="L11">
        <text:list-item>
          <text:p text:style-name="P73">Se 2 o più fattori sono ALTI → rischio ALTO</text:p>
        </text:list-item>
        <text:list-item>
          <text:p text:style-name="P73"><text:soft-page-break/>Se mix ALTO/MEDIO → rischio MEDIO</text:p>
        </text:list-item>
        <text:list-item>
          <text:p text:style-name="P73">Se tutto controllato → rischio BASSO</text:p>
        </text:list-item>
      </text:list>
      <text:p text:style-name="P72"/>
      <text:p text:style-name="P72"/>
      <text:p text:style-name="P72">🧠 ORA APPLICHIAMO AI TUOI DATI (IMPORTANTISSIMO)</text:p>
      <text:p text:style-name="P72">Caso 1 — Telnet su Cisco</text:p>
      <text:p text:style-name="P72">Host: 192.168.17.5</text:p>
      <text:p text:style-name="P72">Servizio: Telnet</text:p>
      <text:p text:style-name="P72">Valutazione</text:p>
      <text:p text:style-name="P72"/>
      <text:p text:style-name="P72">EXPOSURE → ALTO (LAN)</text:p>
      <text:p text:style-name="P72">ACCESS → ALTO (admin)</text:p>
      <text:p text:style-name="P72">CONTROL → ALTO (no cifratura)</text:p>
      <text:p text:style-name="P72"/>
      <text:p text:style-name="P72">👉 RISULTATO:</text:p>
      <text:p text:style-name="P72">RISCHIO ALTO</text:p>
      <text:p text:style-name="P72">Caso 2 — SSH su Debian</text:p>
      <text:p text:style-name="P72">Host: 192.168.17.105</text:p>
      <text:p text:style-name="P72">Servizio: SSH</text:p>
      <text:p text:style-name="P72">Valutazione</text:p>
      <text:p text:style-name="P72"/>
      <text:p text:style-name="P72">EXPOSURE → ALTO (LAN)</text:p>
      <text:p text:style-name="P72">ACCESS → ALTO (remote access)</text:p>
      <text:p text:style-name="P72">CONTROL → MEDIO (cifrato ma accesso diretto)</text:p>
      <text:p text:style-name="P72"/>
      <text:p text:style-name="P72">👉 RISULTATO:</text:p>
      <text:p text:style-name="P72">RISCHIO MEDIO</text:p>
      <text:p text:style-name="P72">Caso 3 — HTTP Cisco config</text:p>
      <text:p text:style-name="P72">Host: 192.168.17.5</text:p>
      <text:p text:style-name="P72">Servizio: HTTP config</text:p>
      <text:p text:style-name="P72"><text:soft-page-break/>Valutazione</text:p>
      <text:p text:style-name="P72">EXPOSURE → ALTO</text:p>
      <text:p text:style-name="P72">ACCESS → ALTO (management)</text:p>
      <text:p text:style-name="P72">CONTROL → MEDIO (dipende auth)</text:p>
      <text:p text:style-name="P72"/>
      <text:p text:style-name="P72">👉 RISULTATO:</text:p>
      <text:p text:style-name="P72">RISCHIO MEDIO/ALTO</text:p>
      <text:p text:style-name="P72">Caso 4 — RTSP / DNS</text:p>
      <text:p text:style-name="P72">Host: 192.168.17.100</text:p>
      <text:p text:style-name="P72"/>
      <text:p text:style-name="P72">Valutazione</text:p>
      <text:p text:style-name="P72">EXPOSURE → ALTO</text:p>
      <text:p text:style-name="P72">ACCESS → BASSO/MEDIO</text:p>
      <text:p text:style-name="P72">CONTROL → MEDIO</text:p>
      <text:p text:style-name="P72"/>
      <text:p text:style-name="P72">👉 RISULTATO:</text:p>
      <text:p text:style-name="P72">RISCHIO BASSO/MEDIO</text:p>
      <text:p text:style-name="P72">🔥 ORA COSTRUIAMO IL LIVELLO COMPLESSIVO</text:p>
      <text:p text:style-name="P72"/>
      <text:p text:style-name="P72">Regola ZBFOX:</text:p>
      <text:p text:style-name="P72">Se esiste almeno 1 finding ALTO → rischio complessivo ≥ MEDIO</text:p>
      <text:p text:style-name="P72">Se esistono più HIGH → rischio ALTO</text:p>
      <text:p text:style-name="P72"/>
      <text:p text:style-name="P74">(ho capito)</text:p>
      <text:p text:style-name="P75"><text:bookmark text:name="code-block-viewer Copy 4"/>Da quanto emerso, la vostra infrastruttura presenta una superficie interna non trascurabile, con diversi punti di accesso e modalità di gestione distribuite.</text:p>
      <text:p text:style-name="P72"/>
      <text:p text:style-name="P74">(traduco il rischio)</text:p>
      <text:p text:style-name="P76"><text:bookmark text:name="code-block-viewer Copy 5"/>Questo non significa che ci sia un problema attivo, ma che esistono condizioni che, se non governate, possono facilitare accessi non controllati o movimenti all’interno della rete.</text:p>
      <text:p text:style-name="P74"/>
      <text:p text:style-name="P74"><text:soft-page-break/>(punto critico)</text:p>
      <text:p text:style-name="P76"><text:bookmark text:name="code-block-viewer Copy 8"/>In particolare, la presenza di protocolli legacy e di accessi amministrativi diretti indica che alcune componenti potrebbero non essere allineate alle modalità di gestione più sicure.</text:p>
      <text:p text:style-name="P74"/>
      <text:p text:style-name="P74"/>
      <text:p text:style-name="P74">(conseguenza operativa)</text:p>
      <text:p text:style-name="P76"><text:bookmark text:name="code-block-viewer Copy 9"/>In uno scenario reale, questo significa che un soggetto con accesso alla rete potrebbe interagire direttamente con sistemi critici senza un livello di controllo adeguato.</text:p>
      <text:p text:style-name="P74"/>
      <text:p text:style-name="P74">(SI VENDE)</text:p>
      <text:p text:style-name="P74">Il passo successivo non è “fare più scansioni”, ma capire esattamente:<text:line-break/><text:line-break/>- cosa deve rimanere esposto<text:line-break/>- cosa deve essere limitato<text:line-break/>- come controllare gli accessi in modo strutturato</text:p>
      <text:p text:style-name="P74"/>
      <text:p text:style-name="P74">(Mi posiziono)</text:p>
      <text:p text:style-name="P76"><text:bookmark text:name="code-block-viewer Copy 10"/>È esattamente su questo che lavoriamo: trasformare una fotografia come questa in un modello di gestione reale della sicurezza.</text:p>
      <text:p text:style-name="P76"/>
      <text:p text:style-name="P76">Possiamo fare due cose:<text:line-break/><text:line-break/>1. approfondire tecnicamente i punti emersi (Cyber Security Assessment)<text:line-break/>2. impostare un modello di controllo continuo (Cyber Protection Continuity)<text:line-break/><text:line-break/>In base a quello che volete ottenere.</text:p>
      <text:p text:style-name="P7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ans" style:font-family-asian="'Noto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ans" style:font-family-asian="'Noto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16T17:40:54.730764637</meta:creation-date>
    <dc:date>2026-03-20T10:53:47.892864197</dc:date>
    <meta:editing-duration>PT5H16M35S</meta:editing-duration>
    <meta:editing-cycles>20</meta:editing-cycles>
    <meta:generator>LibreOffice/26.2.1.2$Linux_X86_64 LibreOffice_project/620$Build-2</meta:generator>
    <meta:document-statistic meta:table-count="0" meta:image-count="0" meta:object-count="0" meta:page-count="14" meta:paragraph-count="333" meta:word-count="1684" meta:character-count="12232" meta:non-whitespace-character-count="10764"/>
  </office:meta>
</office:document-meta>
</file>